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841c0" officeooo:paragraph-rsid="000841c0"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841c0" officeooo:paragraph-rsid="000841c0" style:font-weight-asian="normal" style:font-weight-complex="normal"/>
    </style:style>
    <style:style style:name="P3"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841c0" officeooo:paragraph-rsid="000841c0" style:font-weight-asian="bold" style:font-weight-complex="bold"/>
    </style:style>
    <style:style style:name="P4" style:family="paragraph" style:parent-style-name="Standard">
      <style:paragraph-properties fo:line-height="150%" fo:text-align="start" style:justify-single-word="false"/>
      <style:text-properties style:text-underline-style="none" fo:font-weight="normal" officeooo:rsid="000841c0" officeooo:paragraph-rsid="00142923" style:font-weight-asian="normal" style:font-weight-complex="normal"/>
    </style:style>
    <style:style style:name="T1" style:family="text">
      <style:text-properties officeooo:rsid="000bc95d"/>
    </style:style>
    <style:style style:name="T2" style:family="text">
      <style:text-properties officeooo:rsid="000c569e"/>
    </style:style>
    <style:style style:name="T3" style:family="text">
      <style:text-properties officeooo:rsid="000edcd9"/>
    </style:style>
    <style:style style:name="T4" style:family="text">
      <style:text-properties officeooo:rsid="00125954"/>
    </style:style>
    <style:style style:name="T5" style:family="text">
      <style:text-properties officeooo:rsid="00142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Back Drop 4: Cpl. Frinz Aran – Prince of Lilongwe / Dysfunctional Pawn</text:p>
      <text:p text:style-name="P2"><text:tab/>I was looking for my father that day. I saw many servants and house maidens on the way to the Duke's office. Functionaries. Being born from the Hive, only to serve a mediocre function and then 'cytoze back inside. Even the dust sweepers. They have robots today that do that function. They don't <text:span text:style-name="T3">have </text:span>much more than that with their ASICs. Application Specific Integrated Circuits that know their one and single action. More like Assholes Secluded I<text:span text:style-name="T4">nside</text:span> Con<text:span text:style-name="T4">finement</text:span> by now. I know, it's a lame joke, like people would translate MLRS for My Life Really Sucks, instead of Multiple Launch Rocket System, and I heard the Heb-Druze has worse acronyms in their mother tongue that translate more or less to 'distress not only sadness' or something along the lines of 'Kitchen duties, not only Guard duties'.</text:p>
      <text:p text:style-name="P4"><text:tab/>I entered the Duke chamber. He's sitting with his back towards me. Not a very smart move on his part, what would happen if I was an assassin. The food tasters just left the room, as soon as I entered. At least he's careful in that respect. <text:span text:style-name="T5">I could see his enforcers cloaked in TOC suits. They held their ESSS as if they wanted to ignite them for a second, but upon recognition, they put them back at their holsters. It is very possible they forgot that I can see them.</text:span></text:p>
      <text:p text:style-name="P4"><text:span text:style-name="T5"><text:tab/>“Hey, you two, wait outside, and let no one enter this room till I leave it, understood?”</text:span></text:p>
      <text:p text:style-name="P4"><text:span text:style-name="T5"><text:tab/>“Sir, yes sir.” They cried together, disabled their TOC, and got outside the room. I could hear the static electricity crackling as they turned on their ESSS. </text:span></text:p>
      <text:p text:style-name="P2"><text:tab/>“I know, son, I know.” A big puff of a Cuban cigar goes out the slits between shutters, <text:span text:style-name="T1">luckily the window was open so some fresh air could be exchanged while he was smoking his gifts. “I'm sitting with my back to the door. Snipers can kill me through this very window, all the same. If someone would want me dead, I'd be dead already.”</text:span></text:p>
      <text:p text:style-name="P2"><text:tab/>“<text:span text:style-name="T1">Why would anyone want to kill you, father, you're playing for both sides. You're selling firearms to the PMC, and you let smugglers conduct their business unattended, watched perhaps, but free to do as they please.”</text:span></text:p>
      <text:p text:style-name="P2"><text:tab/>“<text:span text:style-name="T1">That's right boy, and you'd be wise to do as I, when you'll take the throne.”</text:span></text:p>
      <text:p text:style-name="P2"><text:tab/>“<text:span text:style-name="T1">That is the matter, father, I have come to discuss with you.”</text:span></text:p>
      <text:p text:style-name="P2"><text:tab/>“<text:span text:style-name="T1">What is it, boy?” He actually turned to me, and put out his Cigar. I sat down, I thought it might sooth my nerves, too.</text:span></text:p>
      <text:p text:style-name="P2"><text:tab/>“<text:span text:style-name="T1">I feel as if I'm a functionary here, like the servants and the maids. Everybody here gives me their respect due to my linage, because I am the son of the duke, not because anything I have ever done or accomplished in this life. What was the difference if the son of the duke would bring straight F's instead of straight A's. Do you know?”</text:span></text:p>
      <text:p text:style-name="P2"><text:soft-page-break/><text:tab/>“<text:span text:style-name="T1">Why it would matter?”</text:span></text:p>
      <text:p text:style-name="P2"><text:tab/>“<text:span text:style-name="T1">That's the issue, father, it would not have make a fucking difference, they would treat me and respect me all the same. Maybe they don't respect me, or some do not respect me, but they will not dare to say it to my face, or even say it behind my back, because I'm royalty, and that's somehow makes me automatically better than all of these functionaries.”</text:span></text:p>
      <text:p text:style-name="P2"><text:tab/>“<text:span text:style-name="T1">You're better than them because you are my son. You were born into the Aristocracy and it is what makes you better than these very functionaries.”</text:span></text:p>
      <text:p text:style-name="P2"><text:tab/><text:span text:style-name="T1">I banged with all my might upon the table. “No, it doesn't, why can't you see that?” He's such a stubborn fool sometimes. “I am just as a functionary as them for as long I live here and have no accomplishment of my own.” He seemed startled for a second when I bumped fists with the table, but soon his eyes returned to their usual slits that covers the gelatinous vitreous body in his face. It was almost a smile, but more of a portrayal of defiance that smirked from his grin.</text:span></text:p>
      <text:p text:style-name="P2"><text:tab/>“<text:span text:style-name="T2">So what, on age 18, you wouldn't 'cytoze into the Hive? Where will you go?”</text:span></text:p>
      <text:p text:style-name="P2"><text:tab/>“<text:span text:style-name="T2">I will join the army, and prove myself worthy, at least to myself, even though you don't seem to agree with me.”</text:span></text:p>
      <text:p text:style-name="P2"><text:tab/>“<text:span text:style-name="T2">That is your choice, of course, I will not try to sway you out of it, but as far as I'm concerned, son, you have nothing to prove. You simply needs to accept your lot in life.”</text:span></text:p>
      <text:p text:style-name="P2"><text:tab/>“<text:span text:style-name="T2">I'm sorry father, but I've already applied, and in two weeks' time, I'll know if I got in.”</text:span></text:p>
      <text:p text:style-name="P2"><text:tab/>“<text:span text:style-name="T2">I can pull rank, if you...”</text:span></text:p>
      <text:p text:style-name="P2"><text:tab/>“<text:span text:style-name="T2">Don't, just don't. Let fate do its bidding. If they will not accept me, I'll 'cytoze like everybody else when I turn 18.”</text:span></text:p>
      <text:p text:style-name="P2"><text:tab/>“<text:span text:style-name="T2">Agreed. Frinz Aran, you'll be an exquisite duke one day, and Lilongwe, and all people of Malawi will be proud of you, even the great elephant hunters.”</text:span></text:p>
      <text:p text:style-name="P2"><text:tab/>“<text:span text:style-name="T2">They are functionaries as well.”</text:span></text:p>
      <text:p text:style-name="P2"><text:tab/>“<text:span text:style-name="T2">So you'll erase them all, make all functionaries 'cytoze and rule with the elephants?”</text:span></text:p>
      <text:p text:style-name="P2"><text:tab/>“<text:span text:style-name="T2">If need be, I may, one day. See you father.”</text:span></text:p>
      <text:p text:style-name="P2"><text:tab/>“<text:span text:style-name="T2">Goodbye.” I left the room. I expected to hear some cutlery and or glass gets broken. Instead just tiny black rings of Cigar puffs came from the window. Funny, I thought he smokes them only when he's in a good mood. I expected this conversation to upset the duke. Strangely, it seems he accepted my deal and I was in the clear, or so I thought before I drafted. Little did I know then, that 'cytozing back then when I still had a choice was a far better call. I didn't know what was in store for me and my comrades, how wrong can people be, when they don't know squat about life, especially military lif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02:26:04.709186900</meta:creation-date>
    <dc:date>2015-01-21T16:09:10.804871414</dc:date>
    <meta:editing-duration>PT41M7S</meta:editing-duration>
    <meta:editing-cycles>7</meta:editing-cycles>
    <meta:generator>LibreOffice/4.2.8.2$Linux_X86_64 LibreOffice_project/420$Build-2</meta:generator>
    <meta:document-statistic meta:table-count="0" meta:image-count="0" meta:object-count="0" meta:page-count="2" meta:paragraph-count="27" meta:word-count="985" meta:character-count="5316" meta:non-whitespace-character-count="4331"/>
  </office:meta>
</office:document-meta>
</file>